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spectalizable.getAspectDat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spectalizable.setAspectData( String aspectNam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spectalizable.getAspectData(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spectalizable.addPersistentAspectData( String aspectNam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spectalizable.isAspectSupported(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spectalizable.getPersistentAspect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spectalizable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Aspectalizable.setAspectDataHandler( AspectData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